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241562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25.501cm" draw:z-index="0"><draw:image xlink:href="Pictures/100000000000040000000600241562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3T15:05:58.891000000</meta:creation-date>
    <dc:date>2025-07-13T15:08:07.753000000</dc:date>
    <meta:editing-duration>PT2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